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stem Font" svg:font-family="'System Fo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System Fon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6 – EXERCÍCIOS: PROCESSOS</text:p>
      <text:p text:style-name="P2">Objetivo: tonar-se capaz de criar e administrar processos em um programa</text:p>
      <text:p text:style-name="P3"/>
      <text:p text:style-name="P3">Observação: para estes exercícios, use os programas no diretório “processos” do repositório da disciplina.</text:p>
      <text:p text:style-name="P3"/>
      <text:p text:style-name="P4">Exercício 1</text:p>
      <text:p text:style-name="P2">Objetivo: usar o comando ps em Linux</text:p>
      <text:p text:style-name="P3"/>
      <text:p text:style-name="P3">Execute o comando <text:span text:style-name="T1">ps -a</text:span> em um terminal Linux.</text:p>
      <text:p text:style-name="P3">a) Qual é o significado da última coluna mostrada?</text:p>
      <text:p text:style-name="P3">b) Qual é o significado da primeira coluna?</text:p>
      <text:p text:style-name="P3"/>
      <text:p text:style-name="P4">Exercício 2</text:p>
      <text:p text:style-name="P2">Objetivo: encontrar um processo específico usando ps e grep</text:p>
      <text:p text:style-name="P3"/>
      <text:p text:style-name="P3">Veja o código-fonte de e01.c no diretório processos do repositório da disciplina. </text:p>
      <text:p text:style-name="P3">a) O que ele deve fazer?</text:p>
      <text:p text:style-name="P3">b) Compile e execute o programa, mas não dê nenhuma entrada. Em um outro terminal, use o comando ps -A | grep <text:span text:style-name="T2">algum_padrao</text:span> para encontrar o PID do seu programa. Troque <text:span text:style-name="T2">algum_padrao</text:span> para um padrão que você achar mais adequado.</text:p>
      <text:p text:style-name="P3">c) Use o comando kill PID para encerrar o seu programa.</text:p>
      <text:p text:style-name="P3"/>
      <text:p text:style-name="P3"><text:span text:style-name="T4">Exercício 3</text:span></text:p>
      <text:p text:style-name="P3"><text:span text:style-name="T2">Objetivo: criar um novo processo através da função fork()</text:span> </text:p>
      <text:p text:style-name="P3"/>
      <text:p text:style-name="P3">Veja o código-fone de e02.c no diretório de processos do repositório da disciplina.</text:p>
      <text:p text:style-name="P3">a) O que o comando fork() faz? Se precisar, use o man fork para ler o manual da função. </text:p>
      <text:p text:style-name="P3">b) O que significa processo-pai? O que significa processo-filho?</text:p>
      <text:p text:style-name="P3">c) Use o comando ps -A | grep (...) para encontrar o PID do processo-pai e do processo-filho. O PID do processo-filho mostrado pelo ps -A corresponde ao que é retornado pela função fork?</text:p>
      <text:p text:style-name="P3">d) Você consegue identificar um comportamento estranho quando o programa termina? Qual é esse comportamento?</text:p>
      <text:p text:style-name="P3"/>
      <text:p text:style-name="P4">Exercício 4</text:p>
      <text:p text:style-name="P2">Objetivo: usar o comando waitpid() para sincronizar dois processos</text:p>
      <text:p text:style-name="P2"/>
      <text:p text:style-name="P3">Veja o código-fonte de e03.c. </text:p>
      <text:p text:style-name="P3">a) O que a função waitpid() faz? Se precisar, use o man waitpid para ler o manual da função.</text:p>
      <text:p text:style-name="P3">b) O comportamento estranho observado anteriormente foi resolvido? Tente explicar o comportamento e também a soluçã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Exercício 5</text:p>
      <text:p text:style-name="P2">Objetivo: verificar se dois processos compartilham a mesma pilha ou o mesmo heap</text:p>
      <text:p text:style-name="P3"/>
      <text:p text:style-name="P3">a) Reflita com seu grupo: dois processos (pai e filho) devem compartilhar a mesma pilha e/ou o mesmo heap? Até esse momento, quais são as evidências que você pode usar para dar apoio a essa hipótese?</text:p>
      <text:p text:style-name="P3">b) Faça um programa de computador (pode se basear nos anteriores) que demonstra se a pilha de dois processos está no mesmo endereço e se o heap de dois processos está no mesmo endereço.</text:p>
      <text:p text:style-name="P3">c) Com base nas suas evidências, um processo pode acessar variáveis de outro processo? Isso também se aplica a variáveis declaradas antes do fork()?</text:p>
      <text:p text:style-name="P4"/>
      <text:p text:style-name="P4">Exercício 6</text:p>
      <text:p text:style-name="P2">Objetivo: extrapolar conhecimentos sobre o compartilhamento de pilha e heap em processos</text:p>
      <text:p text:style-name="P2"/>
      <text:p text:style-name="P3">Veja o código-fonte de e04.c. Com base no que você inferiu sobre o comportamento de pilhas e heaps em sistemas multi-processo, o que você acha que será impresso ao fim do programa? Depois, execute o programa e verifique se sua hipótese se confirma ou n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stem Font" svg:font-family="'System Fo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4-16T20:24:06</meta:creation-date>
    <dc:date>2018-04-16T22:26:18</dc:date>
    <dc:creator>Tiago Tavares</dc:creator>
    <meta:editing-duration>PT1H47M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2" meta:paragraph-count="34" meta:word-count="465" meta:character-count="2739"/>
  </office:meta>
</office:document-meta>
</file>